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nu, Hz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U, mV</text:p>
          </table:table-cell>
          <table:table-cell/>
          <table:table-cell office:value-type="string" calcext:value-type="string">
            <text:p>nu, Hz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U, m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nu, Hz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U, m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nu, Hz</text:p>
          </table:table-cell>
          <table:table-cell office:value-type="string" calcext:value-type="string">
            <text:p>L, mH</text:p>
          </table:table-cell>
          <table:table-cell office:value-type="string" calcext:value-type="string">
            <text:p>Rs, Ohm</text:p>
          </table:table-cell>
          <table:table-cell/>
          <table:table-cell office:value-type="string" calcext:value-type="string">
            <text:p>L, m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8.8" calcext:value-type="float">
            <text:p>438.8</text:p>
          </table:table-cell>
          <table:table-cell office:value-type="float" office:value="134.5" calcext:value-type="float">
            <text:p>134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95.78" calcext:value-type="float">
            <text:p>395.78</text:p>
          </table:table-cell>
          <table:table-cell office:value-type="float" office:value="528.4" calcext:value-type="float">
            <text:p>528.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H2]/[.I2] * 3.14159" office:value-type="float" office:value="1.256636" calcext:value-type="float">
            <text:p>1.256636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62.48" calcext:value-type="float">
            <text:p>262.48</text:p>
          </table:table-cell>
          <table:table-cell office:value-type="float" office:value="695.7" calcext:value-type="float">
            <text:p>695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2]/[.P2] * 3.14159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.4" calcext:value-type="float">
            <text:p>6.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6.6" calcext:value-type="float">
            <text:p>436.6</text:p>
          </table:table-cell>
          <table:table-cell office:value-type="float" office:value="198.7" calcext:value-type="float">
            <text:p>198.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84.52" calcext:value-type="float">
            <text:p>384.52</text:p>
          </table:table-cell>
          <table:table-cell office:value-type="float" office:value="585.5" calcext:value-type="float">
            <text:p>585.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H3]/[.I3] * 3.14159" office:value-type="float" office:value="0.897597142857143" calcext:value-type="float">
            <text:p>0.897597142857143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246.85" calcext:value-type="float">
            <text:p>246.85</text:p>
          </table:table-cell>
          <table:table-cell office:value-type="float" office:value="655.5" calcext:value-type="float">
            <text:p>65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3]/[.P3] * 3.14159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.8" calcext:value-type="float">
            <text:p>13.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2.5" calcext:value-type="float">
            <text:p>432.5</text:p>
          </table:table-cell>
          <table:table-cell office:value-type="float" office:value="259.5" calcext:value-type="float">
            <text:p>259.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74.07" calcext:value-type="float">
            <text:p>374.07</text:p>
          </table:table-cell>
          <table:table-cell office:value-type="float" office:value="629.5" calcext:value-type="float">
            <text:p>629.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[.H4]/[.I4] * 3.14159" office:value-type="float" office:value="0.872663888888889" calcext:value-type="float">
            <text:p>0.872663888888889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228.41" calcext:value-type="float">
            <text:p>228.41</text:p>
          </table:table-cell>
          <table:table-cell office:value-type="float" office:value="606.8" calcext:value-type="float">
            <text:p>606.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O4]/[.P4] * 3.14159" office:value-type="float" office:value="0.196349375" calcext:value-type="float">
            <text:p>0.19634937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.7" calcext:value-type="float">
            <text:p>8.7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7.3" calcext:value-type="float">
            <text:p>427.3</text:p>
          </table:table-cell>
          <table:table-cell office:value-type="float" office:value="315.8" calcext:value-type="float">
            <text:p>315.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65.06" calcext:value-type="float">
            <text:p>365.06</text:p>
          </table:table-cell>
          <table:table-cell office:value-type="float" office:value="663.7" calcext:value-type="float">
            <text:p>663.7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H5]/[.I5] * 3.14159" office:value-type="float" office:value="0.7853975" calcext:value-type="float">
            <text:p>0.7853975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207.63" calcext:value-type="float">
            <text:p>207.63</text:p>
          </table:table-cell>
          <table:table-cell office:value-type="float" office:value="550.9" calcext:value-type="float">
            <text:p>550.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O5]/[.P5] * 3.14159" office:value-type="float" office:value="0.241660769230769" calcext:value-type="float">
            <text:p>0.24166076923076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.7" calcext:value-type="float">
            <text:p>5.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1.4" calcext:value-type="float">
            <text:p>421.4</text:p>
          </table:table-cell>
          <table:table-cell office:value-type="float" office:value="367.6" calcext:value-type="float">
            <text:p>367.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57.33" calcext:value-type="float">
            <text:p>357.33</text:p>
          </table:table-cell>
          <table:table-cell office:value-type="float" office:value="690.5" calcext:value-type="float">
            <text:p>690.5</text:p>
          </table:table-cell>
          <table:table-cell office:value-type="float" office:value="6.5" calcext:value-type="float">
            <text:p>6.5</text:p>
          </table:table-cell>
          <table:table-cell office:value-type="float" office:value="28" calcext:value-type="float">
            <text:p>28</text:p>
          </table:table-cell>
          <table:table-cell table:formula="of:=[.H6]/[.I6] * 3.14159" office:value-type="float" office:value="0.729297678571429" calcext:value-type="float">
            <text:p>0.729297678571429</text:p>
          </table:table-cell>
          <table:table-cell/>
          <table:table-cell office:value-type="float" office:value="2330" calcext:value-type="float">
            <text:p>2330</text:p>
          </table:table-cell>
          <table:table-cell office:value-type="float" office:value="186.53" calcext:value-type="float">
            <text:p>186.53</text:p>
          </table:table-cell>
          <table:table-cell office:value-type="float" office:value="493.4" calcext:value-type="float">
            <text:p>493.4</text:p>
          </table:table-cell>
          <table:table-cell office:value-type="float" office:value="2.5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table:formula="of:=[.O6]/[.P6] * 3.14159" office:value-type="float" office:value="0.356998863636364" calcext:value-type="float">
            <text:p>0.35699886363636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.1" calcext:value-type="float">
            <text:p>4.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5.2" calcext:value-type="float">
            <text:p>415.2</text:p>
          </table:table-cell>
          <table:table-cell office:value-type="float" office:value="414.7" calcext:value-type="float">
            <text:p>414.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50.69" calcext:value-type="float">
            <text:p>350.69</text:p>
          </table:table-cell>
          <table:table-cell office:value-type="float" office:value="710.6" calcext:value-type="float">
            <text:p>710.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H7]/[.I7] * 3.14159" office:value-type="float" office:value="0.7853975" calcext:value-type="float">
            <text:p>0.7853975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164.46" calcext:value-type="float">
            <text:p>164.46</text:p>
          </table:table-cell>
          <table:table-cell office:value-type="float" office:value="432.7" calcext:value-type="float">
            <text:p>432.7</text:p>
          </table:table-cell>
          <table:table-cell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table:formula="of:=[.O7]/[.P7] * 3.14159" office:value-type="float" office:value="0.436331944444444" calcext:value-type="float">
            <text:p>0.43633194444444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.3" calcext:value-type="float">
            <text:p>3.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8.8" calcext:value-type="float">
            <text:p>408.8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29.1" calcext:value-type="float">
            <text:p>329.1</text:p>
          </table:table-cell>
          <table:table-cell office:value-type="float" office:value="765.2" calcext:value-type="float">
            <text:p>765.2</text:p>
          </table:table-cell>
          <table:table-cell office:value-type="float" office:value="2" calcext:value-type="float">
            <text:p>2</text:p>
          </table:table-cell>
          <table:table-cell table:formula="of:=17/2" office:value-type="float" office:value="8.5" calcext:value-type="float">
            <text:p>8.5</text:p>
          </table:table-cell>
          <table:table-cell table:formula="of:=[.H8]/[.I8] * 3.14159" office:value-type="float" office:value="0.739197647058824" calcext:value-type="float">
            <text:p>0.739197647058824</text:p>
          </table:table-cell>
          <table:table-cell/>
          <table:table-cell office:value-type="float" office:value="3360" calcext:value-type="float">
            <text:p>3360</text:p>
          </table:table-cell>
          <table:table-cell office:value-type="float" office:value="143.18" calcext:value-type="float">
            <text:p>143.18</text:p>
          </table:table-cell>
          <table:table-cell office:value-type="float" office:value="373.7" calcext:value-type="float">
            <text:p>373.7</text:p>
          </table:table-cell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table:formula="of:=[.O8]/[.P8] * 3.14159" office:value-type="float" office:value="0.523598333333333" calcext:value-type="float">
            <text:p>0.52359833333333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.9" calcext:value-type="float">
            <text:p>2.9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2.5" calcext:value-type="float">
            <text:p>402.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16.81" calcext:value-type="float">
            <text:p>316.81</text:p>
          </table:table-cell>
          <table:table-cell office:value-type="float" office:value="780.9" calcext:value-type="float">
            <text:p>780.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H9]/[.I9] * 3.14159" office:value-type="float" office:value="0.628318" calcext:value-type="float">
            <text:p>0.628318</text:p>
          </table:table-cell>
          <table:table-cell/>
          <table:table-cell office:value-type="float" office:value="4030" calcext:value-type="float">
            <text:p>4030</text:p>
          </table:table-cell>
          <table:table-cell office:value-type="float" office:value="123.28" calcext:value-type="float">
            <text:p>123.28</text:p>
          </table:table-cell>
          <table:table-cell office:value-type="float" office:value="318.1" calcext:value-type="float">
            <text:p>318.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formula="of:=[.O9]/[.P9] * 3.14159" office:value-type="float" office:value="0.523598333333333" calcext:value-type="float">
            <text:p>0.523598333333333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.6" calcext:value-type="float">
            <text:p>2.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6.3" calcext:value-type="float">
            <text:p>396.3</text:p>
          </table:table-cell>
          <table:table-cell office:value-type="float" office:value="528.6" calcext:value-type="float">
            <text:p>528.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07.96" calcext:value-type="float">
            <text:p>307.96</text:p>
          </table:table-cell>
          <table:table-cell office:value-type="float" office:value="781.4" calcext:value-type="float">
            <text:p>781.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H10]/[.I10] * 3.14159" office:value-type="float" office:value="0.314159" calcext:value-type="float">
            <text:p>0.314159</text:p>
          </table:table-cell>
          <table:table-cell/>
          <table:table-cell office:value-type="float" office:value="4840" calcext:value-type="float">
            <text:p>4840</text:p>
          </table:table-cell>
          <table:table-cell office:value-type="float" office:value="105" calcext:value-type="float">
            <text:p>105</text:p>
          </table:table-cell>
          <table:table-cell office:value-type="float" office:value="266.7" calcext:value-type="float">
            <text:p>266.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O10]/[.P10] * 3.14159" office:value-type="float" office:value="0.7539816" calcext:value-type="float">
            <text:p>0.753981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.5" calcext:value-type="float">
            <text:p>2.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90.3" calcext:value-type="float">
            <text:p>390.3</text:p>
          </table:table-cell>
          <table:table-cell office:value-type="float" office:value="555.8" calcext:value-type="float">
            <text:p>555.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00.38" calcext:value-type="float">
            <text:p>300.38</text:p>
          </table:table-cell>
          <table:table-cell office:value-type="float" office:value="774.6" calcext:value-type="float">
            <text:p>774.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H11]/[.I11] * 3.14159" office:value-type="float" office:value="0.149599523809524" calcext:value-type="float">
            <text:p>0.149599523809524</text:p>
          </table:table-cell>
          <table:table-cell/>
          <table:table-cell office:value-type="float" office:value="5810" calcext:value-type="float">
            <text:p>5810</text:p>
          </table:table-cell>
          <table:table-cell office:value-type="float" office:value="88.73" calcext:value-type="float">
            <text:p>88.73</text:p>
          </table:table-cell>
          <table:table-cell office:value-type="float" office:value="220.7" calcext:value-type="float">
            <text:p>220.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[.O11]/[.P11] * 3.14159" office:value-type="float" office:value="0.747997619047619" calcext:value-type="float">
            <text:p>0.74799761904761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1" calcext:value-type="float">
            <text:p>2.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4.6" calcext:value-type="float">
            <text:p>384.6</text:p>
          </table:table-cell>
          <table:table-cell office:value-type="float" office:value="584.8" calcext:value-type="float">
            <text:p>584.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93.27" calcext:value-type="float">
            <text:p>293.27</text:p>
          </table:table-cell>
          <table:table-cell office:value-type="float" office:value="763.9" calcext:value-type="float">
            <text:p>763.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H12]/[.I12] * 3.14159" office:value-type="float" office:value="0.174532777777778" calcext:value-type="float">
            <text:p>0.174532777777778</text:p>
          </table:table-cell>
          <table:table-cell/>
          <table:table-cell office:value-type="float" office:value="6970" calcext:value-type="float">
            <text:p>6970</text:p>
          </table:table-cell>
          <table:table-cell office:value-type="float" office:value="74.47" calcext:value-type="float">
            <text:p>74.47</text:p>
          </table:table-cell>
          <table:table-cell office:value-type="float" office:value="180.2" calcext:value-type="float">
            <text:p>180.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[.O12]/[.P12] * 3.14159" office:value-type="float" office:value="0.872663888888889" calcext:value-type="float">
            <text:p>0.872663888888889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.7" calcext:value-type="float">
            <text:p>1.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.9" calcext:value-type="float">
            <text:p>2.9</text:p>
          </table:table-cell>
        </table:table-row>
        <table:table-row table:style-name="ro1">
          <table:table-cell table:number-columns-repeated="4"/>
          <table:table-cell office:value-type="float" office:value="800" calcext:value-type="float">
            <text:p>800</text:p>
          </table:table-cell>
          <table:table-cell office:value-type="float" office:value="286.2" calcext:value-type="float">
            <text:p>286.2</text:p>
          </table:table-cell>
          <table:table-cell office:value-type="float" office:value="750.2" calcext:value-type="float">
            <text:p>75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3]/[.I13] * 3.14159" office:value-type="float" office:value="0" calcext:value-type="float">
            <text:p>0</text:p>
          </table:table-cell>
          <table:table-cell/>
          <table:table-cell office:value-type="float" office:value="8360" calcext:value-type="float">
            <text:p>8360</text:p>
          </table:table-cell>
          <table:table-cell office:value-type="float" office:value="62.15" calcext:value-type="float">
            <text:p>62.15</text:p>
          </table:table-cell>
          <table:table-cell office:value-type="float" office:value="145.1" calcext:value-type="float">
            <text:p>145.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O13]/[.P13] * 3.14159" office:value-type="float" office:value="1.04719666666667" calcext:value-type="float">
            <text:p>1.0471966666666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.6" calcext:value-type="float">
            <text:p>1.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2.9" calcext:value-type="float">
            <text:p>2.9</text:p>
          </table:table-cell>
        </table:table-row>
        <table:table-row table:style-name="ro1"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279.09" calcext:value-type="float">
            <text:p>279.09</text:p>
          </table:table-cell>
          <table:table-cell office:value-type="float" office:value="734.6" calcext:value-type="float">
            <text:p>734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4]/[.I14] * 3.14159" office:value-type="float" office:value="0" calcext:value-type="float">
            <text:p>0</text:p>
          </table:table-cell>
          <table:table-cell/>
          <table:table-cell office:value-type="float" office:value="10040" calcext:value-type="float">
            <text:p>10040</text:p>
          </table:table-cell>
          <table:table-cell office:value-type="float" office:value="51.24" calcext:value-type="float">
            <text:p>51.24</text:p>
          </table:table-cell>
          <table:table-cell office:value-type="float" office:value="115.2" calcext:value-type="float">
            <text:p>115.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O14]/[.P14] * 3.14159" office:value-type="float" office:value="1.256636" calcext:value-type="float">
            <text:p>1.256636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.7" calcext:value-type="float">
            <text:p>1.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.9" calcext:value-type="float">
            <text:p>2.9</text:p>
          </table:table-cell>
        </table:table-row>
        <table:table-row table:style-name="ro2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271.95" calcext:value-type="float">
            <text:p>271.95</text:p>
          </table:table-cell>
          <table:table-cell office:value-type="float" office:value="717.8" calcext:value-type="float">
            <text:p>717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5]/[.I15] * 3.14159" office:value-type="float" office:value="0" calcext:value-type="float">
            <text:p>0</text:p>
          </table:table-cell>
          <table:table-cell/>
          <table:table-cell office:value-type="float" office:value="12050" calcext:value-type="float">
            <text:p>12050</text:p>
          </table:table-cell>
          <table:table-cell table:style-name="ce1" office:value-type="float" office:value="41.207" calcext:value-type="float">
            <text:p>41.207</text:p>
          </table:table-cell>
          <table:table-cell office:value-type="float" office:value="89.5" calcext:value-type="float">
            <text:p>89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O15]/[.P15] * 3.14159" office:value-type="float" office:value="1.570795" calcext:value-type="float">
            <text:p>1.570795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.8" calcext:value-type="float">
            <text:p>1.8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.9" calcext:value-type="float">
            <text:p>2.9</text:p>
          </table:table-cell>
        </table:table-row>
        <table:table-row table:style-name="ro1">
          <table:table-cell table:number-columns-repeated="4"/>
          <table:table-cell office:value-type="float" office:value="1100" calcext:value-type="float">
            <text:p>1100</text:p>
          </table:table-cell>
          <table:table-cell office:value-type="float" office:value="264.8" calcext:value-type="float">
            <text:p>264.8</text:p>
          </table:table-cell>
          <table:table-cell office:value-type="float" office:value="700.3" calcext:value-type="float">
            <text:p>70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6]/[.I16] * 3.14159" office:value-type="float" office:value="0" calcext:value-type="float">
            <text:p>0</text:p>
          </table:table-cell>
          <table:table-cell/>
          <table:table-cell office:value-type="float" office:value="14450" calcext:value-type="float">
            <text:p>14450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O16]/[.P16] * 3.14159" office:value-type="float" office:value="1.66319470588235" calcext:value-type="float">
            <text:p>1.66319470588235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-0.008" calcext:value-type="float">
            <text:p>-0.008</text:p>
          </table:table-cell>
        </table:table-row>
        <table:table-row table:style-name="ro1">
          <table:table-cell table:number-columns-repeated="11"/>
          <table:table-cell office:value-type="float" office:value="17350" calcext:value-type="float">
            <text:p>17350</text:p>
          </table:table-cell>
          <table:table-cell office:value-type="float" office:value="25.54" calcext:value-type="float">
            <text:p>25.54</text:p>
          </table:table-cell>
          <table:table-cell office:value-type="float" office:value="54.7" calcext:value-type="float">
            <text:p>54.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O17]/[.P17] * 3.14159" office:value-type="float" office:value="2.01959357142857" calcext:value-type="float">
            <text:p>2.01959357142857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3"/>
          <table:table-cell office:value-type="float" office:value="2.9" calcext:value-type="float">
            <text:p>2.9</text:p>
          </table:table-cell>
        </table:table-row>
        <table:table-row table:style-name="ro1">
          <table:table-cell table:number-columns-repeated="11"/>
          <table:table-cell office:value-type="float" office:value="20810" calcext:value-type="float">
            <text:p>20810</text:p>
          </table:table-cell>
          <table:table-cell office:value-type="float" office:value="18.69" calcext:value-type="float">
            <text:p>18.69</text:p>
          </table:table-cell>
          <table:table-cell office:value-type="float" office:value="43.4" calcext:value-type="float">
            <text:p>43.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O18]/[.P18] * 3.14159" office:value-type="float" office:value="2.09439333333333" calcext:value-type="float">
            <text:p>2.09439333333333</text:p>
          </table:table-cell>
          <table:table-cell/>
          <table:table-cell office:value-type="float" office:value="6000" calcext:value-type="float">
            <text:p>6000</text:p>
          </table:table-cell>
          <table:table-cell table:number-columns-repeated="3"/>
          <table:table-cell office:value-type="float" office:value="2.9" calcext:value-type="float">
            <text:p>2.9</text:p>
          </table:table-cell>
        </table:table-row>
        <table:table-row table:style-name="ro1">
          <table:table-cell table:number-columns-repeated="11"/>
          <table:table-cell office:value-type="float" office:value="24980" calcext:value-type="float">
            <text:p>24980</text:p>
          </table:table-cell>
          <table:table-cell office:value-type="float" office:value="12.16" calcext:value-type="float">
            <text:p>12.16</text:p>
          </table:table-cell>
          <table:table-cell office:value-type="float" office:value="35.5" calcext:value-type="float">
            <text:p>35.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O19]/[.P19] * 3.14159" office:value-type="float" office:value="2.3561925" calcext:value-type="float">
            <text:p>2.3561925</text:p>
          </table:table-cell>
          <table:table-cell/>
          <table:table-cell office:value-type="float" office:value="7500" calcext:value-type="float">
            <text:p>7500</text:p>
          </table:table-cell>
          <table:table-cell table:number-columns-repeated="3"/>
          <table:table-cell office:value-type="float" office:value="2.9" calcext:value-type="float">
            <text:p>2.9</text:p>
          </table:table-cell>
        </table:table-row>
        <table:table-row table:style-name="ro1">
          <table:table-cell table:number-columns-repeated="11"/>
          <table:table-cell office:value-type="float" office:value="29970" calcext:value-type="float">
            <text:p>29970</text:p>
          </table:table-cell>
          <table:table-cell office:value-type="float" office:value="5.84" calcext:value-type="float">
            <text:p>5.84</text:p>
          </table:table-cell>
          <table:table-cell office:value-type="float" office:value="30.2" calcext:value-type="float">
            <text:p>30.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O20]/[.P20] * 3.14159" office:value-type="float" office:value="2.58719176470588" calcext:value-type="float">
            <text:p>2.58719176470588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2.95" calcext:value-type="float">
            <text:p>2.95</text:p>
          </table:table-cell>
        </table:table-row>
        <table:table-row table:style-name="ro1">
          <table:table-cell table:number-columns-repeated="18"/>
          <table:table-cell office:value-type="float" office:value="12000" calcext:value-type="float">
            <text:p>120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8"/>
          <table:table-cell office:value-type="float" office:value="15000" calcext:value-type="float">
            <text:p>15000</text:p>
          </table:table-cell>
          <table:table-cell table:number-columns-repeated="3"/>
          <table:table-cell office:value-type="float" office:value="3.17" calcext:value-type="float">
            <text:p>3.17</text:p>
          </table:table-cell>
        </table:table-row>
        <table:table-row table:style-name="ro1">
          <table:table-cell table:number-columns-repeated="18"/>
          <table:table-cell office:value-type="float" office:value="15700" calcext:value-type="float">
            <text:p>15700</text:p>
          </table:table-cell>
          <table:table-cell table:number-columns-repeated="3"/>
          <table:table-cell office:value-type="float" office:value="3.22" calcext:value-type="float">
            <text:p>3.22</text:p>
          </table:table-cell>
        </table:table-row>
        <table:table-row table:style-name="ro1">
          <table:table-cell table:number-columns-repeated="18"/>
          <table:table-cell office:value-type="float" office:value="16200" calcext:value-type="float">
            <text:p>16200</text:p>
          </table:table-cell>
          <table:table-cell table:number-columns-repeated="3"/>
          <table:table-cell office:value-type="float" office:value="3.25" calcext:value-type="float">
            <text:p>3.25</text:p>
          </table:table-cell>
        </table:table-row>
        <table:table-row table:style-name="ro1">
          <table:table-cell table:number-columns-repeated="18"/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3.6" calcext:value-type="float">
            <text:p>3.6</text:p>
          </table:table-cell>
        </table:table-row>
        <table:table-row table:style-name="ro1">
          <table:table-cell table:number-columns-repeated="18"/>
          <table:table-cell office:value-type="float" office:value="25000" calcext:value-type="float">
            <text:p>25000</text:p>
          </table:table-cell>
          <table:table-cell table:number-columns-repeated="3"/>
          <table:table-cell office:value-type="float" office:value="4.46" calcext:value-type="float">
            <text:p>4.46</text:p>
          </table:table-cell>
        </table:table-row>
        <table:table-row table:style-name="ro1">
          <table:table-cell table:number-columns-repeated="18"/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float" office:value="6.49" calcext:value-type="float">
            <text:p>6.49</text:p>
          </table:table-cell>
        </table:table-row>
        <table:table-row table:style-name="ro1">
          <table:table-cell table:number-columns-repeated="18"/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18"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-1.87" calcext:value-type="float">
            <text:p>-1.87</text:p>
          </table:table-cell>
        </table:table-row>
        <table:table-row table:style-name="ro1">
          <table:table-cell table:number-columns-repeated="18"/>
          <table:table-cell office:value-type="float" office:value="60000" calcext:value-type="float">
            <text:p>60000</text:p>
          </table:table-cell>
          <table:table-cell table:number-columns-repeated="3"/>
          <table:table-cell office:value-type="float" office:value="-0.642" calcext:value-type="float">
            <text:p>-0.642</text:p>
          </table:table-cell>
        </table:table-row>
        <table:table-row table:style-name="ro1">
          <table:table-cell table:number-columns-repeated="18"/>
          <table:table-cell office:value-type="float" office:value="66600" calcext:value-type="float">
            <text:p>66600</text:p>
          </table:table-cell>
          <table:table-cell table:number-columns-repeated="3"/>
          <table:table-cell office:value-type="float" office:value="-0.26" calcext:value-type="float">
            <text:p>-0.26</text:p>
          </table:table-cell>
        </table:table-row>
        <table:table-row table:style-name="ro1">
          <table:table-cell table:number-columns-repeated="18"/>
          <table:table-cell office:value-type="float" office:value="75000" calcext:value-type="float">
            <text:p>75000</text:p>
          </table:table-cell>
          <table:table-cell table:number-columns-repeated="3"/>
          <table:table-cell office:value-type="float" office:value="0.06" calcext:value-type="float">
            <text:p>0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7T21:22:45.636823587</dc:date>
    <meta:editing-duration>PT5H24M9S</meta:editing-duration>
    <meta:editing-cycles>2</meta:editing-cycles>
    <meta:generator>LibreOffice/7.3.6.2$Linux_X86_64 LibreOffice_project/30$Build-2</meta:generator>
    <meta:document-statistic meta:table-count="1" meta:cell-count="346" meta:object-count="0"/>
  </office:meta>
</office:document-meta>
</file>